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88af3" officeooo:paragraph-rsid="00188af3"/>
    </style:style>
    <style:style style:name="P2" style:family="paragraph" style:parent-style-name="Text_20_body" style:list-style-name="L1">
      <style:text-properties officeooo:rsid="0018f366" officeooo:paragraph-rsid="0018f366"/>
    </style:style>
    <style:style style:name="P3" style:family="paragraph" style:parent-style-name="Text_20_body" style:list-style-name="L1">
      <style:text-properties officeooo:rsid="0019bada" officeooo:paragraph-rsid="0019bada"/>
    </style:style>
    <style:style style:name="P4" style:family="paragraph" style:parent-style-name="Text_20_body" style:list-style-name="L2">
      <style:text-properties officeooo:rsid="001a2bbb" officeooo:paragraph-rsid="001a2bbb"/>
    </style:style>
    <style:style style:name="P5" style:family="paragraph" style:parent-style-name="Text_20_body" style:list-style-name="L2">
      <style:text-properties officeooo:rsid="001b10bf" officeooo:paragraph-rsid="001b10bf"/>
    </style:style>
    <style:style style:name="P6" style:family="paragraph" style:parent-style-name="Text_20_body" style:list-style-name="L3">
      <style:text-properties officeooo:rsid="001b6f40" officeooo:paragraph-rsid="001b6f40"/>
    </style:style>
    <style:style style:name="P7" style:family="paragraph" style:parent-style-name="Text_20_body" style:list-style-name="L1">
      <style:text-properties officeooo:rsid="001e559c" officeooo:paragraph-rsid="001e559c"/>
    </style:style>
    <style:style style:name="P8" style:family="paragraph" style:parent-style-name="Text_20_body" style:list-style-name="L4">
      <style:text-properties officeooo:rsid="001ec44a" officeooo:paragraph-rsid="001ec44a"/>
    </style:style>
    <style:style style:name="P9" style:family="paragraph" style:parent-style-name="Text_20_body" style:list-style-name="L4">
      <style:text-properties officeooo:rsid="00205ffc" officeooo:paragraph-rsid="00205ffc"/>
    </style:style>
    <style:style style:name="P10" style:family="paragraph" style:parent-style-name="Text_20_body" style:list-style-name="L5">
      <style:text-properties officeooo:rsid="0020bdff" officeooo:paragraph-rsid="0020bdff"/>
    </style:style>
    <style:style style:name="P11" style:family="paragraph" style:parent-style-name="Text_20_body" style:list-style-name="L5">
      <style:text-properties officeooo:rsid="00224a0c" officeooo:paragraph-rsid="00224a0c"/>
    </style:style>
    <style:style style:name="P12" style:family="paragraph" style:parent-style-name="Text_20_body" style:list-style-name="L5">
      <style:text-properties officeooo:rsid="002360d0" officeooo:paragraph-rsid="002360d0"/>
    </style:style>
    <style:style style:name="P13" style:family="paragraph" style:parent-style-name="Text_20_body" style:list-style-name="L5">
      <style:text-properties officeooo:rsid="00237b6b" officeooo:paragraph-rsid="00237b6b"/>
    </style:style>
    <style:style style:name="P14" style:family="paragraph" style:parent-style-name="Text_20_body" style:list-style-name="L5">
      <style:text-properties officeooo:rsid="00242fa3" officeooo:paragraph-rsid="00242fa3"/>
    </style:style>
    <style:style style:name="P15" style:family="paragraph" style:parent-style-name="Text_20_body" style:list-style-name="L6">
      <style:text-properties officeooo:rsid="0024ab55" officeooo:paragraph-rsid="0024ab55"/>
    </style:style>
    <style:style style:name="P16" style:family="paragraph" style:parent-style-name="Heading_20_2">
      <style:text-properties officeooo:rsid="00170fd0" officeooo:paragraph-rsid="00170fd0"/>
    </style:style>
    <style:style style:name="P17" style:family="paragraph" style:parent-style-name="Heading_20_2">
      <style:text-properties officeooo:rsid="001a2bbb" officeooo:paragraph-rsid="001a2bbb"/>
    </style:style>
    <style:style style:name="P18" style:family="paragraph" style:parent-style-name="Heading_20_2">
      <style:text-properties officeooo:rsid="001b6f40" officeooo:paragraph-rsid="001b6f40"/>
    </style:style>
    <style:style style:name="P19" style:family="paragraph" style:parent-style-name="Heading_20_2">
      <style:text-properties officeooo:rsid="001d75d1" officeooo:paragraph-rsid="001d75d1"/>
    </style:style>
    <style:style style:name="P20" style:family="paragraph" style:parent-style-name="Heading_20_2" style:list-style-name="">
      <style:text-properties officeooo:rsid="0020bdff" officeooo:paragraph-rsid="0020bdff"/>
    </style:style>
    <style:style style:name="P21" style:family="paragraph" style:parent-style-name="Heading_20_2">
      <style:text-properties officeooo:rsid="0024ab55" officeooo:paragraph-rsid="0024ab55"/>
    </style:style>
    <style:style style:name="P22" style:family="paragraph" style:parent-style-name="Heading_20_2">
      <style:paragraph-properties fo:break-before="page"/>
      <style:text-properties officeooo:rsid="0020bdff" officeooo:paragraph-rsid="0020bdff"/>
    </style:style>
    <style:style style:name="T1" style:family="text">
      <style:text-properties officeooo:rsid="001bff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arrays</text:h>
      <text:list xml:id="list3514162365875520474" text:style-name="L1">
        <text:list-item>
          <text:p text:style-name="P7">array() on sequence (of sequences of sequences)</text:p>
        </text:list-item>
        <text:list-item>
          <text:p text:style-name="P7">ndarray(shape=(2, 2))</text:p>
        </text:list-item>
        <text:list-item>
          <text:p text:style-name="P1">Create: arange, linspace, ones, zeroes, empty</text:p>
        </text:list-item>
        <text:list-item>
          <text:p text:style-name="P1">random.random</text:p>
        </text:list-item>
        <text:list-item>
          <text:p text:style-name="P1">Information: ndim, shape, size, dtype</text:p>
        </text:list-item>
        <text:list-item>
          <text:p text:style-name="P2">reshape</text:p>
        </text:list-item>
        <text:list-item>
          <text:p text:style-name="P3">math, +, -, *, **, / (carefull)</text:p>
        </text:list-item>
      </text:list>
      <text:h text:style-name="P17" text:outline-level="2">Indexing and slicing</text:h>
      <text:list xml:id="list9007801021411714974" text:style-name="L2">
        <text:list-item>
          <text:p text:style-name="P4">Index</text:p>
        </text:list-item>
        <text:list-item>
          <text:p text:style-name="P4">Slice</text:p>
        </text:list-item>
        <text:list-item>
          <text:p text:style-name="P4">Slice with 2, 1 or 0 arguments</text:p>
        </text:list-item>
        <text:list-item>
          <text:p text:style-name="P4">Negative indeces</text:p>
        </text:list-item>
        <text:list-item>
          <text:p text:style-name="P4">Sep. by comma</text:p>
        </text:list-item>
        <text:list-item>
          <text:p text:style-name="P5">Index for each dimension can use everything above</text:p>
        </text:list-item>
      </text:list>
      <text:h text:style-name="P18" text:outline-level="2">ufuncs</text:h>
      <text:list xml:id="list6668213801303878423" text:style-name="L3">
        <text:list-item>
          <text:p text:style-name="P6">All the normal math functions sin, cos, tan, exp, exp2 etc.</text:p>
        </text:list-item>
        <text:list-item>
          <text:p text:style-name="P6">The normal math operations are ufuncs too</text:p>
        </text:list-item>
        <text:list-item>
          <text:p text:style-name="P6">the normal math c<text:span text:style-name="T1">o</text:span>mparisons are ufuncs too</text:p>
        </text:list-item>
      </text:list>
      <text:h text:style-name="P19" text:outline-level="2">Aggregates</text:h>
      <text:list xml:id="list6153873311093297208" text:style-name="L4">
        <text:list-item>
          <text:p text:style-name="P8">sum, mean, min, max etc.</text:p>
        </text:list-item>
        <text:list-item>
          <text:p text:style-name="P8">np.percentile</text:p>
        </text:list-item>
        <text:list-item>
          <text:p text:style-name="P9">The axis argument</text:p>
        </text:list-item>
      </text:list>
      <text:h text:style-name="P20" text:outline-level="2"/>
      <text:h text:style-name="P22" text:outline-level="2">Broadcasting</text:h>
      <text:list xml:id="list4281582488103792064" text:style-name="L5">
        <text:list-item>
          <text:p text:style-name="P10">scalar to 2d-array</text:p>
        </text:list-item>
        <text:list-item>
          <text:p text:style-name="P10">vecter to 2d-array</text:p>
        </text:list-item>
        <text:list-item>
          <text:p text:style-name="P11">nearest neighboor example:</text:p>
          <text:list>
            <text:list-item>
              <text:p text:style-name="P11">a = np.random.random(5)</text:p>
            </text:list-item>
            <text:list-item>
              <text:p text:style-name="P11">b = a.reshape((5, 1))</text:p>
            </text:list-item>
            <text:list-item>
              <text:p text:style-name="P11">(shapes)</text:p>
            </text:list-item>
            <text:list-item>
              <text:p text:style-name="P12">absdiff = np.abs(a – b)</text:p>
            </text:list-item>
            <text:list-item>
              <text:p text:style-name="P13">np.arange(5)</text:p>
            </text:list-item>
            <text:list-item>
              <text:p text:style-name="P13">absdiff[np.arange(5), np.arange(5)] = np.inf</text:p>
            </text:list-item>
            <text:list-item>
              <text:p text:style-name="P14">absdiff.min(axis=0)</text:p>
            </text:list-item>
            <text:list-item>
              <text:p text:style-name="P14">absdiff.argmin(axis=0)</text:p>
            </text:list-item>
          </text:list>
        </text:list-item>
      </text:list>
      <text:h text:style-name="P21" text:outline-level="2">Fancy indexing</text:h>
      <text:list xml:id="list3550942703904430005" text:style-name="L6">
        <text:list-item>
          <text:p text:style-name="P15">The third argument to index (select every other, even and odd)</text:p>
        </text:list-item>
        <text:list-item>
          <text:p text:style-name="P15">With lists</text:p>
        </text:list-item>
        <text:list-item>
          <text:p text:style-name="P15">Use a mas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24:22.781775712</meta:creation-date>
    <dc:date>2015-06-21T17:22:22.008164294</dc:date>
    <meta:editing-duration>PT3H57M33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171" meta:character-count="932" meta:non-whitespace-character-count="832"/>
  </office:meta>
</office:document-meta>
</file>